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3">
      <style:text-properties officeooo:rsid="0014251e" officeooo:paragraph-rsid="0014251e"/>
    </style:style>
    <style:style style:name="P2" style:family="paragraph" style:parent-style-name="Standard" style:list-style-name="L3">
      <style:text-properties officeooo:rsid="0015d6a6" officeooo:paragraph-rsid="0015d6a6"/>
    </style:style>
    <style:style style:name="P3" style:family="paragraph" style:parent-style-name="Standard" style:list-style-name="L3">
      <style:text-properties officeooo:rsid="0017864b" officeooo:paragraph-rsid="0017864b"/>
    </style:style>
    <style:style style:name="P4" style:family="paragraph" style:parent-style-name="Standard" style:list-style-name="L3">
      <style:text-properties officeooo:rsid="001805c5" officeooo:paragraph-rsid="001805c5"/>
    </style:style>
    <style:style style:name="P5" style:family="paragraph" style:parent-style-name="Standard" style:list-style-name="L3">
      <style:text-properties officeooo:rsid="0019e319" officeooo:paragraph-rsid="0019e319"/>
    </style:style>
    <style:style style:name="P6" style:family="paragraph" style:parent-style-name="Standard">
      <style:text-properties officeooo:rsid="0019e319" officeooo:paragraph-rsid="0019e319"/>
    </style:style>
    <style:style style:name="P7" style:family="paragraph" style:parent-style-name="Standard">
      <style:text-properties fo:font-size="14pt" fo:font-weight="bold" officeooo:rsid="0014251e" officeooo:paragraph-rsid="0014251e" style:font-size-asian="14pt" style:font-weight-asian="bold" style:font-size-complex="14pt" style:font-weight-complex="bold"/>
    </style:style>
    <style:style style:name="P8" style:family="paragraph" style:parent-style-name="Standard">
      <style:text-properties fo:font-size="14pt" fo:font-weight="bold" officeooo:rsid="001b545b" officeooo:paragraph-rsid="001b545b" style:font-size-asian="14pt" style:font-weight-asian="bold" style:font-size-complex="14pt" style:font-weight-complex="bold"/>
    </style:style>
    <style:style style:name="P9" style:family="paragraph" style:parent-style-name="Standard">
      <style:text-properties fo:font-size="12pt" fo:font-weight="normal" officeooo:rsid="001c79c4" officeooo:paragraph-rsid="001c79c4" style:font-size-asian="12pt" style:font-weight-asian="normal" style:font-size-complex="12pt" style:font-weight-complex="normal"/>
    </style:style>
    <style:style style:name="T1" style:family="text">
      <style:text-properties officeooo:rsid="0015d6a6"/>
    </style:style>
    <style:style style:name="T2" style:family="text">
      <style:text-properties officeooo:rsid="001805c5"/>
    </style:style>
    <style:style style:name="T3" style:family="text">
      <style:text-properties officeooo:rsid="001a7d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Basic movie effects</text:p>
      <text:list xml:id="list3717734203270591636" text:style-name="L3">
        <text:list-item>
          <text:p text:style-name="P1"><text:span text:style-name="T1">C</text:span>omposed model: the character Animal, in the Chase Scene, is the composed model made of a Polandball (sphere) as a head and Parallelepipeds as legs and body. In the movement of Animal, it can be seen how the legs move separately and the body and head slightly jump up and down. If the animal is moved, all its parts are moved.</text:p>
        </text:list-item>
        <text:list-item>
          <text:p text:style-name="P2">Materials: </text:p>
        </text:list-item>
        <text:list-item>
          <text:p text:style-name="P2">Texturing: Polandballs are created by applying a texture to a sphere. They can be seen in all three scenes. Textures are also applied to create Animal.</text:p>
        </text:list-item>
        <text:list-item>
          <text:p text:style-name="P2"><text:span text:style-name="T2">Illumination: </text:span>The fire is a light source in the first scene and it is moving. The sun is the light source in the second scene and the spotlight is the light source in the third scene.</text:p>
        </text:list-item>
        <text:list-item>
          <text:p text:style-name="P3"><text:span text:style-name="T2">Shader: </text:span>Phong Shading is implemented and can be seen everywhere, it is used every time we apply a texture, for instance.</text:p>
        </text:list-item>
        <text:list-item>
          <text:p text:style-name="P4">Transparency: In the third scene, we have a window through which the Alien can be seen.</text:p>
        </text:list-item>
        <text:list-item>
          <text:p text:style-name="P5">Camera: The animated camera flight shows an overview at first and then goes from left to right to every scene. <text:span text:style-name="T3">When in free camera mode, the animations are started only when close to a scene.</text:span></text:p>
        </text:list-item>
      </text:list>
      <text:p text:style-name="P6"/>
      <text:p text:style-name="P8">2. Special effects</text:p>
      <text:p text:style-name="P9">Our special effect is a particle system – fire. Every particle is generated according to a normal distribution on the x and z axes. It starts from the grou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eXGyreHeros" fo:font-family="TeXGyreHero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20:46:56.530105955</meta:creation-date>
    <meta:generator>LibreOffice/4.2.8.2$Linux_X86_64 LibreOffice_project/420m0$Build-2</meta:generator>
    <dc:date>2015-06-19T21:23:24.332930008</dc:date>
    <meta:editing-duration>PT18M39S</meta:editing-duration>
    <meta:editing-cycles>8</meta:editing-cycles>
    <meta:document-statistic meta:table-count="0" meta:image-count="0" meta:object-count="0" meta:page-count="1" meta:paragraph-count="10" meta:word-count="238" meta:character-count="1275" meta:non-whitespace-character-count="1051"/>
  </office:meta>
</office:document-meta>
</file>